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8D00002C3800001C8B9C8F9C73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F35" table:end-x="0.8898in" table:end-y="0.011in" draw:z-index="0" svg:width="4.4563in" svg:height="2.8764in" svg:x="0.878in" svg:y="0.1571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4" table:end-x="0.0114in" table:end-y="0.0319in" draw:z-index="1" draw:name="Graphics 1" draw:style-name="gr1" draw:text-style-name="P1" svg:width="4.4563in" svg:height="2.8764in" svg:x="0in" svg:y="0in">
              <draw:image xlink:href="Pictures/2000058D00002C3800001C8B9C8F9C73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8">05/08/2006</text:date>, <text:time>09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6$Build-9021</meta:generator>
    <meta:creation-date>2005-06-28T11:14:25</meta:creation-date>
    <dc:date>2006-05-04T14:18:19</dc:date>
    <dc:language>en-US</dc:language>
    <meta:editing-cycles>5</meta:editing-cycles>
    <meta:editing-duration>PT14M12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6000003814697pt" style:font-family-asian="'Andale Sans UI'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graphic-properties draw:fill="none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6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1.32cm" svg:height="7.307cm" chart:class="chart:bar" chart:style-name="ch1">
        <chart:title svg:x="4.205cm" svg:y="0.146cm" chart:style-name="ch2">
          <text:p>Bars_stacked</text:p>
        </chart:title>
        <chart:legend chart:legend-position="end" svg:x="9.642cm" svg:y="2.963cm" chart:style-name="ch3"/>
        <chart:plot-area chart:style-name="ch4" table:cell-range-address="Sheet1.$B$4:.$F$16" chart:data-source-has-labels="both" chart:table-number-list="0" svg:x="0.226cm" svg:y="0.972cm" svg:width="8.965cm" svg:height="6.189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